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811cm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35cm" fo:min-width="8.8cm" loext:decorative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1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683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55cm" fo:min-width="3.5cm" loext:decorative="fals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3cm" loext:decorative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8.65cm" fo:min-width="17.169cm" loext:decorative="false"/>
    </style:style>
    <style:style style:name="gr12" style:family="graphic" style:parent-style-name="standard">
      <style:graphic-properties draw:stroke="none" svg:stroke-color="#000000" draw:fill="none" draw:fill-color="#ffffff" fo:min-height="0.6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TakaoPGothic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 loext:opacity="0%" style:text-outline="false" style:text-line-through-style="none" style:text-line-through-type="none" style:font-name="TakaoPGothic" fo:font-size="18pt" fo:font-style="normal" fo:text-shadow="none" style:text-underline-style="none" fo:font-weight="bold" style:letter-kerning="true" style:font-name-asian="TakaoPGothic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sub 58%" style:font-name="TakaoPGothic" fo:font-size="18pt" fo:font-style="normal" fo:text-shadow="none" style:text-underline-style="none" fo:font-weight="bold" style:letter-kerning="true" style:font-name-asian="TakaoPGothic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cm" svg:y="4.95cm">
          <draw:text-box>
            <text:p>x[i]</text:p>
          </draw:text-box>
        </draw:frame>
        <draw:frame draw:style-name="gr2" draw:text-style-name="P1" draw:layer="layout" svg:width="5.931cm" svg:height="4.061cm" svg:x="21.169cm" svg:y="6.2cm">
          <draw:text-box>
            <text:p><text:span text:style-name="T1">y[i]=</text:span>b・x[i]+a*y[i-1]</text:p>
          </draw:text-box>
        </draw:frame>
        <draw:line draw:style-name="gr3" draw:text-style-name="P2" draw:layer="layout" svg:x1="10.369cm" svg:y1="5.9cm" svg:x2="12.269cm" svg:y2="5.9cm">
          <text:p/>
        </draw:line>
        <draw:line draw:style-name="gr3" draw:text-style-name="P2" draw:layer="layout" svg:x1="18.069cm" svg:y1="5.9cm" svg:x2="18.069cm" svg:y2="7.4cm">
          <text:p/>
        </draw:line>
        <draw:line draw:style-name="gr3" draw:text-style-name="P2" draw:layer="layout" svg:x1="1.469cm" svg:y1="6cm" svg:x2="2.669cm" svg:y2="6cm">
          <text:p/>
        </draw:line>
        <draw:line draw:style-name="gr3" draw:text-style-name="P2" draw:layer="layout" svg:x1="13.569cm" svg:y1="5.9cm" svg:x2="19.568cm" svg:y2="5.95cm">
          <text:p/>
        </draw:line>
        <draw:line draw:style-name="gr3" draw:text-style-name="P2" draw:layer="layout" svg:x1="20.933cm" svg:y1="5.949cm" svg:x2="26.369cm" svg:y2="6cm">
          <text:p/>
        </draw:line>
        <draw:custom-shape draw:style-name="gr4" draw:text-style-name="P2" draw:layer="layout" svg:width="9.3cm" svg:height="6.6cm" svg:x="10.369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12.269cm" svg:y="2.9cm">
          <draw:text-box>
            <text:p><text:span text:style-name="T2">H</text:span><text:span text:style-name="T3">2</text:span><text:span text:style-name="T2">(z)</text:span>=1/{1-a<text:span text:style-name="T2">・</text:span><text:span text:style-name="T2">z</text:span><text:span text:style-name="T4">-1</text:span><text:span text:style-name="T2">}</text:span></text:p>
          </draw:text-box>
        </draw:frame>
        <draw:custom-shape draw:style-name="gr5" draw:text-style-name="P4" draw:layer="layout" svg:width="1.2cm" svg:height="1.2cm" svg:x="12.269cm" svg:y="5.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669cm" svg:y1="8.1cm" svg:x2="12.869cm" svg:y2="6.5cm">
          <text:p/>
        </draw:line>
        <draw:frame draw:style-name="gr1" draw:text-style-name="P1" draw:layer="layout" svg:width="2.8cm" svg:height="1.75cm" svg:x="10.969cm" svg:y="7.4cm">
          <draw:text-box>
            <text:p>a*y[i-1]</text:p>
          </draw:text-box>
        </draw:frame>
        <draw:line draw:style-name="gr3" draw:text-style-name="P2" draw:layer="layout" svg:x1="17.269cm" svg:y1="8.1cm" svg:x2="15.169cm" svg:y2="8.1cm">
          <text:p/>
        </draw:line>
        <draw:custom-shape draw:style-name="gr6" draw:text-style-name="P2" draw:layer="layout" svg:width="1.6cm" svg:height="1.5cm" draw:transform="rotate (1.5707963267949) translate (13.669cm 8.9cm)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0.9cm" svg:height="0.933cm" svg:x="14.169cm" svg:y="7.6cm">
          <draw:text-box>
            <text:p>a</text:p>
          </draw:text-box>
        </draw:frame>
        <draw:frame draw:style-name="gr1" draw:text-style-name="P1" draw:layer="layout" svg:width="2.3cm" svg:height="1.75cm" svg:x="15.269cm" svg:y="8.3cm">
          <draw:text-box>
            <text:p>y[i-1]</text:p>
          </draw:text-box>
        </draw:frame>
        <draw:custom-shape draw:style-name="gr8" draw:text-style-name="P4" draw:layer="layout" svg:width="1.6cm" svg:height="1.5cm" svg:x="17.269cm" svg:y="7.4cm">
          <text:p text:style-name="P3">z<text:span text:style-name="T5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cm" svg:y1="6.001cm" svg:x2="5cm" svg:y2="6.001cm">
          <text:p/>
        </draw:line>
        <draw:line draw:style-name="gr3" draw:text-style-name="P2" draw:layer="layout" svg:x1="7.931cm" svg:y1="5.9cm" svg:x2="10.3cm" svg:y2="5.9cm">
          <text:p/>
        </draw:line>
        <draw:line draw:style-name="gr3" draw:text-style-name="P2" draw:layer="layout" svg:x1="6.499cm" svg:y1="5.951cm" svg:x2="7.699cm" svg:y2="5.951cm">
          <text:p/>
        </draw:line>
        <draw:custom-shape draw:style-name="gr9" draw:text-style-name="P2" draw:layer="layout" svg:width="4cm" svg:height="3.8cm" svg:x="3.8cm" svg:y="4.1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4.5cm" svg:y="3.101cm">
          <draw:text-box>
            <text:p><text:span text:style-name="T2">H</text:span><text:span text:style-name="T3">1</text:span><text:span text:style-name="T2">(z)</text:span>=<text:span text:style-name="T2">b</text:span></text:p>
          </draw:text-box>
        </draw:frame>
        <draw:custom-shape draw:style-name="gr10" draw:text-style-name="P2" draw:layer="layout" svg:width="1.6cm" svg:height="1.5cm" draw:transform="rotate (-1.5707963267949) translate (6.448cm 5.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0.9cm" svg:height="0.933cm" svg:x="4.998cm" svg:y="5.5cm">
          <draw:text-box>
            <text:p>b</text:p>
          </draw:text-box>
        </draw:frame>
        <draw:frame draw:style-name="gr1" draw:text-style-name="P1" draw:layer="layout" svg:width="2.3cm" svg:height="1.75cm" svg:x="8.1cm" svg:y="4.85cm">
          <draw:text-box>
            <text:p>b・x[i]</text:p>
          </draw:text-box>
        </draw:frame>
        <draw:custom-shape draw:style-name="gr11" draw:text-style-name="P2" draw:layer="layout" svg:width="17.669cm" svg:height="8.9cm" svg:x="3.2cm" svg:y="2.1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1.7cm" svg:height="0.904cm" svg:x="6.8cm" svg:y="1.15cm">
          <draw:text-box>
            <text:p><text:span text:style-name="T6">H(z)</text:span><text:span text:style-name="T1">=</text:span><text:span text:style-name="T6">H</text:span><text:span text:style-name="T7">1</text:span><text:span text:style-name="T6">(z)</text:span><text:span text:style-name="T6">・</text:span><text:span text:style-name="T2">H</text:span><text:span text:style-name="T3">2</text:span><text:span text:style-name="T2">(z) = b</text:span><text:span text:style-name="T2">・</text:span>1/{1-a<text:span text:style-name="T2">・</text:span><text:span text:style-name="T2">z</text:span><text:span text:style-name="T4">-1</text:span><text:span text:style-name="T2">}</text:span></text:p>
          </draw:text-box>
        </draw:frame>
        <draw:line draw:style-name="gr3" draw:text-style-name="P2" draw:layer="layout" svg:x1="2.6cm" svg:y1="6.001cm" svg:x2="3.8cm" svg:y2="6.001cm">
          <text:p/>
        </draw:line>
        <draw:line draw:style-name="gr3" draw:text-style-name="P2" draw:layer="layout" svg:x1="19.7cm" svg:y1="5.92cm" svg:x2="20.9cm" svg:y2="5.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7-01-19T18:24:13</meta:creation-date>
    <dc:date>2026-01-23T16:15:17.347209642</dc:date>
    <meta:editing-duration>PT21M49S</meta:editing-duration>
    <meta:editing-cycles>11</meta:editing-cycles>
    <meta:generator>LibreOffice/24.2.7.2$Linux_X86_64 LibreOffice_project/420$Build-2</meta:generator>
    <meta:document-statistic meta:object-count="29"/>
  </office:meta>
</office:document-meta>
</file>